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Tahoma1" svg:font-family="Tahoma"/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8.985cm" fo:margin-left="-0.261cm" style:page-number="auto" table:align="left" style:writing-mode="lr-tb"/>
    </style:style>
    <style:style style:name="Tabla1.A" style:family="table-column">
      <style:table-column-properties style:column-width="3.44cm"/>
    </style:style>
    <style:style style:name="Tabla1.B" style:family="table-column">
      <style:table-column-properties style:column-width="5.981cm"/>
    </style:style>
    <style:style style:name="Tabla1.C" style:family="table-column">
      <style:table-column-properties style:column-width="9.56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4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8" style:family="table-row">
      <style:table-row-properties style:min-row-height="0.199cm" fo:keep-together="always"/>
    </style:style>
    <style:style style:name="Tabla1.9" style:family="table-row">
      <style:table-row-properties style:min-row-height="0.198cm" fo:keep-together="always"/>
    </style:style>
    <style:style style:name="Tabla1.A14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a1.C14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.353cm" loext:contextual-spacing="false" fo:text-align="end" style:justify-single-word="false"/>
      <style:text-properties style:font-name="Calibri" officeooo:paragraph-rsid="000081ba"/>
    </style:style>
    <style:style style:name="P2" style:family="paragraph" style:parent-style-name="Standard">
      <style:paragraph-properties fo:margin-top="0cm" fo:margin-bottom="0.353cm" loext:contextual-spacing="false" fo:text-align="justify" style:justify-single-word="false" style:snap-to-layout-grid="false"/>
      <style:text-properties style:font-name="Arial1" fo:font-size="11pt" fo:font-weight="normal" officeooo:paragraph-rsid="000081ba" style:font-name-asian="Arial" style:font-size-asian="11pt" style:font-weight-asian="normal" style:font-name-complex="Arial" style:font-size-complex="11pt" style:font-weight-complex="normal"/>
    </style:style>
    <style:style style:name="P3" style:family="paragraph" style:parent-style-name="Standard">
      <style:text-properties officeooo:paragraph-rsid="000081ba"/>
    </style:style>
    <style:style style:name="P4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officeooo:paragraph-rsid="000081ba" style:font-name-asian="Wingdings 2" style:font-size-asian="13pt" style:font-name-complex="Wingdings 2" style:font-size-complex="13pt"/>
    </style:style>
    <style:style style:name="P5" style:family="paragraph" style:parent-style-name="Standard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officeooo:paragraph-rsid="000081ba" style:font-name-asian="Wingdings 2" style:font-size-asian="13pt" style:font-name-complex="Wingdings 2" style:font-size-complex="13pt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officeooo:rsid="0019b10e" officeooo:paragraph-rsid="000081ba" style:font-name-asian="Wingdings 2" style:font-size-asian="13pt" style:font-name-complex="Wingdings 2" style:font-size-complex="13pt"/>
    </style:style>
    <style:style style:name="P7" style:family="paragraph" style:parent-style-name="Standard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officeooo:rsid="0019b10e" officeooo:paragraph-rsid="000081ba" style:font-name-asian="Wingdings 2" style:font-size-asian="13pt" style:font-name-complex="Wingdings 2" style:font-size-complex="13pt"/>
    </style:style>
    <style:style style:name="P8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officeooo:paragraph-rsid="000081ba" style:font-size-asian="13pt" style:font-size-complex="13pt"/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officeooo:rsid="0019b10e" officeooo:paragraph-rsid="000081ba" style:font-size-asian="13pt" style:font-size-complex="13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fo:font-weight="bold" officeooo:paragraph-rsid="000081ba" style:font-name-asian="Wingdings 2" style:font-size-asian="13pt" style:font-weight-asian="bold" style:font-name-complex="Wingdings 2" style:font-size-complex="13pt"/>
    </style:style>
    <style:style style:name="P11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fo:font-weight="bold" officeooo:paragraph-rsid="000081ba" style:font-name-asian="Wingdings 2" style:font-size-asian="13pt" style:font-weight-asian="bold" style:font-name-complex="Wingdings 2" style:font-size-complex="13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fo:font-weight="normal" officeooo:paragraph-rsid="000081ba" style:font-name-asian="Wingdings 2" style:font-size-asian="13pt" style:font-weight-asian="normal" style:font-name-complex="Wingdings 2" style:font-size-complex="13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1pt" officeooo:paragraph-rsid="000081ba" style:font-name-asian="Wingdings 2" style:font-size-asian="11pt" style:font-name-complex="Wingdings 2" style:font-size-complex="11pt"/>
    </style:style>
    <style:style style:name="P14" style:family="paragraph" style:parent-style-name="Standard">
      <style:paragraph-properties fo:margin-top="0cm" fo:margin-bottom="0.349cm" loext:contextual-spacing="true" fo:text-align="justify" style:justify-single-word="false" style:snap-to-layout-grid="false"/>
      <style:text-properties style:font-name="Arial1" fo:font-size="11pt" officeooo:paragraph-rsid="000081ba" style:font-size-asian="11pt" style:font-name-complex="Arial" style:font-size-complex="11pt"/>
    </style:style>
    <style:style style:name="P15" style:family="paragraph" style:parent-style-name="Standard" style:list-style-name="L1">
      <style:paragraph-properties fo:margin-top="0cm" fo:margin-bottom="0cm" loext:contextual-spacing="false" fo:line-height="100%">
        <style:tab-stops>
          <style:tab-stop style:position="0.466cm"/>
        </style:tab-stops>
      </style:paragraph-properties>
      <style:text-properties style:font-name="Arial1" fo:font-size="11pt" officeooo:rsid="0019b10e" officeooo:paragraph-rsid="000081ba" style:font-name-asian="Wingdings 2" style:font-size-asian="11pt" style:font-name-complex="Arial" style:font-size-complex="11pt"/>
    </style:style>
    <style:style style:name="P16" style:family="paragraph" style:parent-style-name="Standard" style:list-style-name="L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1pt" officeooo:rsid="0019b10e" officeooo:paragraph-rsid="000081ba" style:font-size-asian="11pt" style:font-size-complex="11pt"/>
    </style:style>
    <style:style style:name="P17" style:family="paragraph" style:parent-style-name="Standard" style:list-style-name="L1">
      <style:paragraph-properties fo:margin-top="0cm" fo:margin-bottom="0cm" loext:contextual-spacing="false" fo:line-height="100%" style:snap-to-layout-grid="false">
        <style:tab-stops>
          <style:tab-stop style:position="0.466cm"/>
        </style:tab-stops>
      </style:paragraph-properties>
      <style:text-properties style:font-name="Arial1" fo:font-size="11pt" officeooo:rsid="0019b10e" officeooo:paragraph-rsid="000081ba" style:font-size-asian="11pt" style:font-size-complex="11pt"/>
    </style:style>
    <style:style style:name="P18" style:family="paragraph" style:parent-style-name="Standard" style:list-style-name="L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1pt" fo:font-weight="normal" officeooo:rsid="0019b10e" officeooo:paragraph-rsid="000081ba" style:font-size-asian="11pt" style:font-weight-asian="normal" style:font-size-complex="11pt" style:font-weight-complex="normal"/>
    </style:style>
    <style:style style:name="P19" style:family="paragraph" style:parent-style-name="Standard" style:list-style-name="L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1pt" fo:font-weight="normal" officeooo:rsid="00011151" officeooo:paragraph-rsid="00011151" style:font-size-asian="11pt" style:font-weight-asian="normal" style:font-size-complex="11pt" style:font-weight-complex="normal"/>
    </style:style>
    <style:style style:name="P20" style:family="paragraph" style:parent-style-name="Standard" style:list-style-name="L1">
      <style:paragraph-properties fo:margin-top="0cm" fo:margin-bottom="0.349cm" loext:contextual-spacing="true" fo:text-align="start" style:justify-single-word="false" style:snap-to-layout-grid="false"/>
      <style:text-properties style:font-name="Arial1" fo:font-size="11pt" officeooo:rsid="0019b10e" officeooo:paragraph-rsid="000081ba" style:font-size-asian="11pt" style:font-name-complex="Arial" style:font-size-complex="11pt"/>
    </style:style>
    <style:style style:name="P21" style:family="paragraph" style:parent-style-name="Standard" style:list-style-name="L1">
      <style:paragraph-properties fo:margin-top="0cm" fo:margin-bottom="0.349cm" loext:contextual-spacing="true" fo:text-align="start" style:justify-single-word="false" style:snap-to-layout-grid="false"/>
      <style:text-properties style:font-name="Arial1" fo:font-size="11pt" fo:font-weight="normal" officeooo:rsid="0019b10e" officeooo:paragraph-rsid="000081ba" style:font-size-asian="11pt" style:font-weight-asian="normal" style:font-name-complex="Arial" style:font-size-complex="11pt" style:font-weight-complex="normal"/>
    </style:style>
    <style:style style:name="P22" style:family="paragraph" style:parent-style-name="Standard" style:list-style-name="L1">
      <style:paragraph-properties fo:margin-top="0cm" fo:margin-bottom="0.353cm" loext:contextual-spacing="false" style:snap-to-layout-grid="false">
        <style:tab-stops>
          <style:tab-stop style:position="0.466cm"/>
        </style:tab-stops>
      </style:paragraph-properties>
      <style:text-properties style:font-name="Arial1" fo:font-size="11pt" officeooo:rsid="0019b10e" officeooo:paragraph-rsid="000081ba" style:font-size-asian="11pt" style:font-size-complex="11pt"/>
    </style:style>
    <style:style style:name="T1" style:family="text">
      <style:text-properties officeooo:rsid="0019b10e"/>
    </style:style>
    <style:style style:name="T2" style:family="text">
      <style:text-properties style:font-name-asian="Wingdings 2" style:font-name-complex="Wingdings 2"/>
    </style:style>
    <style:style style:name="T3" style:family="text">
      <style:text-properties fo:color="#ff3333" style:text-underline-style="solid" style:text-underline-width="auto" style:text-underline-color="font-color" fo:font-weight="bold" style:font-name-asian="Wingdings 2" style:font-weight-asian="bold" style:font-name-complex="Wingdings 2" style:font-weight-complex="bold"/>
    </style:style>
    <style:style style:name="T4" style:family="text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ff6600" fo:font-weight="bold" officeooo:rsid="0019b10e" style:font-name-asian="Wingdings 2" style:font-weight-asian="bold" style:font-name-complex="Arial" style:font-weight-complex="bold"/>
    </style:style>
    <style:style style:name="T6" style:family="text">
      <style:text-properties fo:color="#ff6600" fo:font-weight="bold" officeooo:rsid="001be779" style:font-weight-asian="bold" style:font-weight-complex="bold"/>
    </style:style>
    <style:style style:name="T7" style:family="text">
      <style:text-properties fo:color="#ff6600" fo:font-weight="bold" officeooo:rsid="0019b10e" style:font-weight-asian="bold" style:font-weight-complex="bold"/>
    </style:style>
    <style:style style:name="T8" style:family="text">
      <style:text-properties officeooo:rsid="001be779"/>
    </style:style>
    <style:style style:name="T9" style:family="text">
      <style:text-properties style:font-name-complex="Wingdings 2"/>
    </style:style>
    <style:style style:name="T10" style:family="text">
      <style:text-properties fo:font-weight="bold" style:font-weight-asian="bold" style:font-name-complex="Wingdings 2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name-asian="Wingdings 2" style:font-weight-asian="bold" style:font-name-complex="Wingdings 2" style:font-weight-complex="bold"/>
    </style:style>
    <style:style style:name="T13" style:family="text">
      <style:text-properties fo:font-weight="bold" officeooo:rsid="0019b10e" style:font-name-asian="Wingdings 2" style:font-weight-asian="bold" style:font-name-complex="Wingdings 2" style:font-weight-complex="bold"/>
    </style:style>
    <style:style style:name="T14" style:family="text">
      <style:text-properties fo:font-weight="normal" style:font-weight-asian="normal" style:font-name-complex="Wingdings 2" style:font-weight-complex="normal"/>
    </style:style>
    <style:style style:name="T15" style:family="text">
      <style:text-properties fo:font-weight="normal" style:font-weight-asian="normal" style:font-weight-complex="normal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4">Nombre del Caso de Uso: <text:span text:style-name="T1">Registrar nuevo cliente</text:span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8"><text:span text:style-name="T2">Prioridad:<text:tab/><text:tab/> </text:span><text:span text:style-name="T3">Alta</text:span><text:span text:style-name="T2"><text:tab/> Media<text:tab/> Baja<text:tab/></text:span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4">Complejidad:<text:tab/>Simple<text:tab/><text:span text:style-name="T4">Media</text:span><text:tab/></text:p>
            <text:p text:style-name="P4"><text:tab/>Complejo<text:tab/>Muy Complejo<text:tab/>Extremadamente Complejo</text:p>
          </table:table-cell>
          <table:covered-table-cell/>
          <table:covered-table-cell/>
        </table:table-row>
        <table:table-row table:style-name="Tabla1.1">
          <table:table-cell table:style-name="Tabla1.A4" table:number-columns-spanned="2" office:value-type="string">
            <text:p text:style-name="P8"><text:span text:style-name="T2">Actor Principal: </text:span><text:span text:style-name="T5">Empleado encargado de registro (ER)</text:span></text:p>
          </table:table-cell>
          <table:covered-table-cell/>
          <table:table-cell table:style-name="Tabla1.A2" office:value-type="string">
            <text:p text:style-name="P4">Actor Secundario: <text:span text:style-name="T6">Empleado encargado de atención</text:span><text:span text:style-name="T7"> (</text:span><text:span text:style-name="T6">EA</text:span><text:span text:style-name="T7">).</text:span></text:p>
          </table:table-cell>
        </table:table-row>
        <table:table-row table:style-name="Tabla1.1">
          <table:table-cell table:style-name="Tabla1.A2" table:number-columns-spanned="3" office:value-type="string">
            <text:p text:style-name="P8"><text:span text:style-name="T2">Tipo de Caso de Uso: </text:span><text:span text:style-name="T3">Concreto</text:span><text:span text:style-name="T2"> <text:tab/>Abstracto<text:tab/></text:span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4">Objetivo: </text:p>
            <text:p text:style-name="P6">Poder registrar un nuevo cliente al sistema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4">Precondiciones:</text:p>
            <text:p text:style-name="P9">Tener que haber iniciado sesión como ER o <text:span text:style-name="T8">EA</text:span></text:p>
          </table:table-cell>
          <table:covered-table-cell/>
          <table:covered-table-cell/>
        </table:table-row>
        <table:table-row table:style-name="Tabla1.8">
          <table:table-cell table:style-name="Tabla1.A4" table:number-rows-spanned="2" office:value-type="string">
            <text:p text:style-name="P4">Post-Condiciones:</text:p>
          </table:table-cell>
          <table:table-cell table:style-name="Tabla1.A2" table:number-columns-spanned="2" office:value-type="string">
            <text:p text:style-name="P4">Éxito: </text:p>
            <text:p text:style-name="P6">El CU le permite al ER poder registrar un nuevo cliente satisfactoriamente.</text:p>
          </table:table-cell>
          <table:covered-table-cell/>
        </table:table-row>
        <table:table-row table:style-name="Tabla1.9">
          <table:covered-table-cell/>
          <table:table-cell table:style-name="Tabla1.A2" table:number-columns-spanned="2" office:value-type="string">
            <text:p text:style-name="P4">Fracaso:</text:p>
          </table:table-cell>
          <table:covered-table-cell/>
        </table:table-row>
        <table:table-row table:style-name="Tabla1.1">
          <table:table-cell table:style-name="Tabla1.A4" table:number-columns-spanned="2" office:value-type="string">
            <text:p text:style-name="P10">FLUJO NORMAL</text:p>
          </table:table-cell>
          <table:covered-table-cell/>
          <table:table-cell table:style-name="Tabla1.A2" office:value-type="string">
            <text:p text:style-name="P10">FLUJO ALTERNATIVO</text:p>
          </table:table-cell>
        </table:table-row>
        <table:table-row table:style-name="Tabla1.1">
          <table:table-cell table:style-name="Tabla1.A4" table:number-columns-spanned="2" office:value-type="string">
            <text:list xml:id="list122797408" text:style-name="L1">
              <text:list-item>
                <text:p text:style-name="P15"><text:span text:style-name="T9">El sistema muestra las siguientes opciones </text:span><text:span text:style-name="T10">REGISTRAR NUEVO CLIENTE </text:span><text:span text:style-name="T14">y </text:span><text:span text:style-name="T10">MODIFICAR DATOR PERSONALES DE CLIENTE.</text:span></text:p>
              </text:list-item>
            </text:list>
          </table:table-cell>
          <table:covered-table-cell/>
          <table:table-cell table:style-name="Tabla1.A2" office:value-type="string">
            <text:p text:style-name="P13"/>
          </table:table-cell>
        </table:table-row>
        <table:table-row table:style-name="Tabla1.1">
          <table:table-cell table:style-name="Tabla1.A4" table:number-columns-spanned="2" office:value-type="string">
            <text:list xml:id="list101259824177412" text:continue-numbering="true" text:style-name="L1">
              <text:list-item>
                <text:p text:style-name="P16">El ER selecciona la opción <text:span text:style-name="T11">REGISTRAR NUEVO CLIENTE.</text:span></text:p>
              </text:list-item>
            </text:list>
          </table:table-cell>
          <table:covered-table-cell/>
          <table:table-cell table:style-name="Tabla1.A2" office:value-type="string">
            <text:p text:style-name="P13"/>
          </table:table-cell>
        </table:table-row>
        <table:table-row table:style-name="Tabla1.1">
          <table:table-cell table:style-name="Tabla1.A4" table:number-columns-spanned="2" office:value-type="string">
            <text:list xml:id="list101259485319426" text:continue-numbering="true" text:style-name="L1">
              <text:list-item>
                <text:p text:style-name="P16">El sistema lista los siguientes datos que tiene que cargar y las opciones <text:span text:style-name="T11">ACEPTAR </text:span><text:span text:style-name="T15">y </text:span><text:span text:style-name="T11">CANCELAR.</text:span></text:p>
                <text:p text:style-name="P18">IdCliente (valor entero) (**)</text:p>
                <text:p text:style-name="P19">dni(valor entero)(*)</text:p>
                <text:p text:style-name="P18">apellido y nombre (valor string) (*)</text:p>
                <text:p text:style-name="P18">obraSocial (valor string)</text:p>
                <text:p text:style-name="P18">domicilio (valor string) (*)</text:p>
                <text:p text:style-name="P18">teléfono (valor entero)</text:p>
              </text:list-item>
            </text:list>
          </table:table-cell>
          <table:covered-table-cell/>
          <table:table-cell table:style-name="Tabla1.A2" office:value-type="string">
            <text:p text:style-name="P2"/>
          </table:table-cell>
        </table:table-row>
        <table:table-row table:style-name="Tabla1.1">
          <table:table-cell table:style-name="Tabla1.A14" table:number-columns-spanned="2" office:value-type="string">
            <text:list xml:id="list101259940120412" text:continue-numbering="true" text:style-name="L1">
              <text:list-item>
                <text:p text:style-name="P17">El ER ingreso los datos y selecciona la opción <text:span text:style-name="T11">ACEPTAR</text:span></text:p>
              </text:list-item>
            </text:list>
          </table:table-cell>
          <table:covered-table-cell/>
          <table:table-cell table:style-name="Tabla1.C14" office:value-type="string">
            <text:list xml:id="list101261267537945" text:continue-numbering="true" text:style-name="L1">
              <text:list-item>
                <text:list>
                  <text:list-item>
                    <text:p text:style-name="P20">El ER selecciona la opción <text:span text:style-name="T11">CANCELAR.</text:span></text:p>
                    <text:list>
                      <text:list-item>
                        <text:p text:style-name="P21">El sistema muestra el siguiente cartel “Se cancela el registro de nuevo cliente”.</text:p>
                      </text:list-item>
                      <text:list-item>
                        <text:p text:style-name="P21">Fin caso de uso.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14" table:number-columns-spanned="2" office:value-type="string">
            <text:list xml:id="list101259702051551" text:continue-numbering="true" text:style-name="L1">
              <text:list-item>
                <text:p text:style-name="P17">El sistema &lt;valido los datos ingresados&gt; y guarda el registro del nuevo cliente.</text:p>
              </text:list-item>
            </text:list>
          </table:table-cell>
          <table:covered-table-cell/>
          <table:table-cell table:style-name="Tabla1.C14" office:value-type="string">
            <text:list xml:id="list101261382924812" text:continue-numbering="true" text:style-name="L1">
              <text:list-item>
                <text:list>
                  <text:list-item>
                    <text:p text:style-name="P21">El sistema &lt;no valida los datos ingresados&gt;</text:p>
                    <text:list>
                      <text:list-item>
                        <text:p text:style-name="P21">Los datos ingresados son incorrectos. Y vuelve al punto 3.</text:p>
                      </text:list-item>
                    </text:list>
                  </text:list-item>
                  <text:list-item>
                    <text:p text:style-name="P21">El sistema &lt;no valida los datos ingresados&gt;</text:p>
                    <text:list>
                      <text:list-item>
                        <text:p text:style-name="P21">Los datos ingresados están incompletos. Y vuelve al punto 3</text:p>
                      </text:list-item>
                    </text:list>
                  </text:list-item>
                  <text:list-item>
                    <text:p text:style-name="P21">El sistema &lt;valida que los datos ingresado ya existen&gt;</text:p>
                    <text:list>
                      <text:list-item>
                        <text:p text:style-name="P21">El sistema muestra el siguiente cartel “El cliente que quiere registrar ya existe”. <text:s/>Y vuelve al punto 3</text:p>
                      </text:list-item>
                      <text:list-item>
                        <text:p text:style-name="P21"><text:soft-page-break/>Fin caso de uso.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14" table:number-columns-spanned="2" office:value-type="string">
            <text:list xml:id="list101261045472027" text:continue-numbering="true" text:style-name="L1">
              <text:list-item>
                <text:p text:style-name="P22">Fin caso de uso.</text:p>
              </text:list-item>
            </text:list>
          </table:table-cell>
          <table:covered-table-cell/>
          <table:table-cell table:style-name="Tabla1.C14" office:value-type="string">
            <text:p text:style-name="P14"/>
          </table:table-cell>
        </table:table-row>
        <table:table-row table:style-name="Tabla1.1">
          <table:table-cell table:style-name="Tabla1.A2" table:number-columns-spanned="3" office:value-type="string">
            <text:p text:style-name="P5">Observaciones:</text:p>
            <text:p text:style-name="P7">(*) Datos obligatorios</text:p>
            <text:p text:style-name="P7">(**) Datos autoincrementables</text:p>
          </table:table-cell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Tahoma1" svg:font-family="Tahoma"/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.353cm" loext:contextual-spacing="false" fo:text-align="end" style:justify-single-word="false"/>
      <style:text-properties style:font-name="Calibri" officeooo:paragraph-rsid="000081b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lantillas de especificación de Farmacentro (Chilecito – La Rioja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50S</meta:editing-duration>
    <meta:editing-cycles>5</meta:editing-cycles>
    <meta:generator>LibreOffice/6.1.1.2$Linux_X86_64 LibreOffice_project/10$Build-2</meta:generator>
    <dc:date>2018-10-06T10:12:59.178152133</dc:date>
    <meta:document-statistic meta:table-count="1" meta:image-count="0" meta:object-count="0" meta:page-count="2" meta:paragraph-count="43" meta:word-count="285" meta:character-count="1828" meta:non-whitespace-character-count="1557"/>
    <meta:user-defined meta:name="Info 1"/>
    <meta:user-defined meta:name="Info 2"/>
    <meta:user-defined meta:name="Info 3"/>
    <meta:user-defined meta:name="Info 4"/>
  </office:meta>
</office:document-meta>
</file>